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6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859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2402in"/>
    </style:style>
    <style:style style:name="co9" style:family="table-column">
      <style:table-column-properties fo:break-before="auto" style:column-width="0.2508in"/>
    </style:style>
    <style:style style:name="co10" style:family="table-column">
      <style:table-column-properties fo:break-before="auto" style:column-width="0.2728in"/>
    </style:style>
    <style:style style:name="co11" style:family="table-column">
      <style:table-column-properties fo:break-before="auto" style:column-width="0.2839in"/>
    </style:style>
    <style:style style:name="co12" style:family="table-column">
      <style:table-column-properties fo:break-before="auto" style:column-width="0.4807in"/>
    </style:style>
    <style:style style:name="co13" style:family="table-column">
      <style:table-column-properties fo:break-before="auto" style:column-width="0.4256in"/>
    </style:style>
    <style:style style:name="co14" style:family="table-column">
      <style:table-column-properties fo:break-before="auto" style:column-width="0.6008in"/>
    </style:style>
    <style:style style:name="co15" style:family="table-column">
      <style:table-column-properties fo:break-before="auto" style:column-width="0.4583in"/>
    </style:style>
    <style:style style:name="co16" style:family="table-column">
      <style:table-column-properties fo:break-before="auto" style:column-width="0.524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138in solid #000000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2">
      <style:table-cell-properties fo:border="0.0138in solid #000000"/>
      <style:text-properties style:use-window-font-color="true"/>
    </style:style>
    <style:style style:name="ce4" style:family="table-cell" style:parent-style-name="Default" style:data-style-name="N2">
      <style:table-cell-properties fo:background-color="#ff3333" fo:border="0.0138in solid #000000"/>
      <style:text-properties style:use-window-font-color="true"/>
    </style:style>
    <style:style style:name="ce5" style:family="table-cell" style:parent-style-name="Default" style:data-style-name="N118">
      <style:table-cell-properties fo:border="0.0138in solid #000000"/>
      <style:text-properties style:use-window-font-color="true"/>
    </style:style>
    <style:style style:name="ce6" style:family="table-cell" style:parent-style-name="Default" style:data-style-name="N1">
      <style:table-cell-properties fo:border="0.0138in solid #000000"/>
      <style:text-properties style:use-window-font-color="true"/>
    </style:style>
    <style:style style:name="ce7" style:family="table-cell" style:parent-style-name="Default" style:data-style-name="N1">
      <style:table-cell-properties fo:background-color="#ff3333" fo:border="0.0138in solid #000000"/>
      <style:text-properties style:use-window-font-color="true"/>
    </style:style>
    <style:style style:name="ce8" style:family="table-cell" style:parent-style-name="Default" style:data-style-name="N118">
      <style:table-cell-properties fo:background-color="#ff3333" fo:border="0.0138in solid #000000"/>
      <style:text-properties style:use-window-font-color="true"/>
    </style:style>
  </office:automatic-styles>
  <office:body>
    <office:spreadsheet>
      <table:table table:name="Error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Cheb Adapt</text:p>
          </table:table-cell>
          <table:table-cell office:value-type="string">
            <text:p>Cheb64 Adaptive</text:p>
          </table:table-cell>
          <table:table-cell office:value-type="string">
            <text:p>DynLin</text:p>
          </table:table-cell>
        </table:table-row>
        <table:table-row table:style-name="ro2">
          <table:table-cell office:value-type="string">
            <text:p>Step</text:p>
          </table:table-cell>
          <table:table-cell office:value-type="float" office:value="-0.000151491652049624">
            <text:p>-0.0001514917</text:p>
          </table:table-cell>
          <table:table-cell office:value-type="float" office:value="-15.653559774527">
            <text:p>-15.6535597745</text:p>
          </table:table-cell>
          <table:table-cell office:value-type="float" office:value="-0.133113713050985">
            <text:p>-0.1331137131</text:p>
          </table:table-cell>
        </table:table-row>
        <table:table-row table:style-name="ro2">
          <table:table-cell office:value-type="string">
            <text:p>Abs</text:p>
          </table:table-cell>
          <table:table-cell office:value-type="float" office:value="-3.83644358807576">
            <text:p>-3.8364435881</text:p>
          </table:table-cell>
          <table:table-cell office:value-type="float" office:value="-15.653559774527">
            <text:p>-15.6535597745</text:p>
          </table:table-cell>
          <table:table-cell office:value-type="float" office:value="-2.95891556075012">
            <text:p>-2.9589155608</text:p>
          </table:table-cell>
        </table:table-row>
        <table:table-row table:style-name="ro2">
          <table:table-cell office:value-type="string">
            <text:p>Lin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quare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4.21660437263098">
            <text:p>-4.2166043726</text:p>
          </table:table-cell>
        </table:table-row>
        <table:table-row table:style-name="ro2">
          <table:table-cell office:value-type="string">
            <text:p>Cube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4.10796216263601">
            <text:p>-4.1079621626</text:p>
          </table:table-cell>
        </table:table-row>
        <table:table-row table:style-name="ro2">
          <table:table-cell office:value-type="string">
            <text:p>Quad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3.73614949448556">
            <text:p>-3.7361494945</text:p>
          </table:table-cell>
        </table:table-row>
        <table:table-row table:style-name="ro2">
          <table:table-cell office:value-type="string">
            <text:p>Exp</text:p>
          </table:table-cell>
          <table:table-cell office:value-type="float" office:value="-14.7718068895689">
            <text:p>-14.7718068896</text:p>
          </table:table-cell>
          <table:table-cell office:value-type="float" office:value="-15.1674182297001">
            <text:p>-15.1674182297</text:p>
          </table:table-cell>
          <table:table-cell office:value-type="float" office:value="-4.52120850065241">
            <text:p>-4.5212085007</text:p>
          </table:table-cell>
        </table:table-row>
        <table:table-row table:style-name="ro1">
          <table:table-cell office:value-type="string">
            <text:p>SqrtAbs</text:p>
          </table:table-cell>
          <table:table-cell office:value-type="float" office:value="-1.93873937009047">
            <text:p>-1.9387393701</text:p>
          </table:table-cell>
          <table:table-cell office:value-type="float" office:value="-14.5916144302593">
            <text:p>-14.5916144303</text:p>
          </table:table-cell>
          <table:table-cell office:value-type="float" office:value="-1.86104758714538">
            <text:p>-1.8610475871</text:p>
          </table:table-cell>
        </table:table-row>
        <table:table-row table:style-name="ro1">
          <table:table-cell office:value-type="string">
            <text:p>Runge</text:p>
          </table:table-cell>
          <table:table-cell office:value-type="float" office:value="-13.3953554739242">
            <text:p>-13.3953554739</text:p>
          </table:table-cell>
          <table:table-cell office:value-type="float" office:value="-14.4362107971891">
            <text:p>-14.4362107972</text:p>
          </table:table-cell>
          <table:table-cell office:value-type="float" office:value="-2.47377730887211">
            <text:p>-2.4737773089</text:p>
          </table:table-cell>
        </table:table-row>
        <table:table-row table:style-name="ro2">
          <table:table-cell office:value-type="string">
            <text:p>Log</text:p>
          </table:table-cell>
          <table:table-cell office:value-type="float" office:value="-15.3009768872979">
            <text:p>-15.3009768873</text:p>
          </table:table-cell>
          <table:table-cell office:value-type="float" office:value="-14.6820298025983">
            <text:p>-14.6820298026</text:p>
          </table:table-cell>
          <table:table-cell office:value-type="float" office:value="-5.3740098006637">
            <text:p>-5.3740098007</text:p>
          </table:table-cell>
        </table:table-row>
        <table:table-row table:style-name="ro2">
          <table:table-cell office:value-type="string">
            <text:p>XSinXM1</text:p>
          </table:table-cell>
          <table:table-cell office:value-type="float" office:value="-1.5982516691295">
            <text:p>-1.5982516691</text:p>
          </table:table-cell>
          <table:table-cell office:value-type="float" office:value="-5.31949119708761">
            <text:p>-5.3194911971</text:p>
          </table:table-cell>
          <table:table-cell office:value-type="float" office:value="-1.22991708195867">
            <text:p>-1.229917082</text:p>
          </table:table-cell>
        </table:table-row>
        <table:table-row table:style-name="ro2">
          <table:table-cell office:value-type="string">
            <text:p>Sin</text:p>
          </table:table-cell>
          <table:table-cell office:value-type="float" office:value="-15.653559774527">
            <text:p>-15.6535597745</text:p>
          </table:table-cell>
          <table:table-cell office:value-type="float" office:value="-14.8674371847305">
            <text:p>-14.8674371847</text:p>
          </table:table-cell>
          <table:table-cell office:value-type="float" office:value="-4.74160195629337">
            <text:p>-4.7416019563</text:p>
          </table:table-cell>
        </table:table-row>
        <table:table-row table:style-name="ro1">
          <table:table-cell office:value-type="string">
            <text:p>AbsIntegral</text:p>
          </table:table-cell>
          <table:table-cell office:value-type="float" office:value="-7.64888900278787">
            <text:p>-7.6488890028</text:p>
          </table:table-cell>
          <table:table-cell office:value-type="float" office:value="-15.653559774527">
            <text:p>-15.6535597745</text:p>
          </table:table-cell>
          <table:table-cell office:value-type="float" office:value="-4.60100543041794">
            <text:p>-4.6010054304</text:p>
          </table:table-cell>
        </table:table-row>
        <table:table-row table:style-name="ro1">
          <table:table-cell office:value-type="string">
            <text:p>Tanh</text:p>
          </table:table-cell>
          <table:table-cell office:value-type="float" office:value="-14.9957651504252">
            <text:p>-14.9957651504</text:p>
          </table:table-cell>
          <table:table-cell office:value-type="float" office:value="-15.1531555758335">
            <text:p>-15.1531555758</text:p>
          </table:table-cell>
          <table:table-cell office:value-type="float" office:value="-4.84162322194075">
            <text:p>-4.8416232219</text:p>
          </table:table-cell>
        </table:table-row>
        <table:table-row table:style-name="ro1">
          <table:table-cell office:value-type="string">
            <text:p>NormalPDF</text:p>
          </table:table-cell>
          <table:table-cell office:value-type="float" office:value="-14.829860491214">
            <text:p>-14.8298604912</text:p>
          </table:table-cell>
          <table:table-cell office:value-type="float" office:value="-14.7638546654591">
            <text:p>-14.7638546655</text:p>
          </table:table-cell>
          <table:table-cell office:value-type="float" office:value="-3.1936173315484">
            <text:p>-3.1936173315</text:p>
          </table:table-cell>
        </table:table-row>
        <table:table-row table:style-name="ro1">
          <table:table-cell office:value-type="string">
            <text:p>DeltaPDF</text:p>
          </table:table-cell>
          <table:table-cell office:value-type="float" office:value="-2.5354564684296">
            <text:p>-2.5354564684</text:p>
          </table:table-cell>
          <table:table-cell office:value-type="float" office:value="-15.653559774527">
            <text:p>-15.6535597745</text:p>
          </table:table-cell>
          <table:table-cell office:value-type="float" office:value="-1.33005057533188">
            <text:p>-1.3300505753</text:p>
          </table:table-cell>
        </table:table-row>
        <table:table-row table:style-name="ro2">
          <table:table-cell office:value-type="string">
            <text:p>F575</text:p>
          </table:table-cell>
          <table:table-cell office:value-type="float" office:value="0.82744953021285">
            <text:p>0.8274495302</text:p>
          </table:table-cell>
          <table:table-cell office:value-type="float" office:value="-14.6705676808818">
            <text:p>-14.6705676809</text:p>
          </table:table-cell>
          <table:table-cell office:value-type="string">
            <text:p>-0.000002084795096773374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VALUE(TRIM(INDIRECT(ADDRESS(2;2;4))))" office:value-type="float" office:value="-0.000151491652049624">
            <text:p>-0.0001514917</text:p>
          </table:table-cell>
          <table:table-cell table:formula="of:=VALUE(TRIM(INDIRECT(ADDRESS(2;3;4))))" office:value-type="float" office:value="-15.653559774527">
            <text:p>-15.6535597745</text:p>
          </table:table-cell>
          <table:table-cell table:formula="of:=VALUE(TRIM(INDIRECT(ADDRESS(2;4;4))))" office:value-type="float" office:value="-0.133113713050985">
            <text:p>-0.1331137131</text:p>
          </table:table-cell>
        </table:table-row>
        <table:table-row table:style-name="ro2">
          <table:table-cell/>
          <table:table-cell table:formula="of:=VALUE(TRIM(INDIRECT(ADDRESS(3;2;4))))" office:value-type="float" office:value="-3.83644358807576">
            <text:p>-3.8364435881</text:p>
          </table:table-cell>
          <table:table-cell table:formula="of:=VALUE(TRIM(INDIRECT(ADDRESS(3;3;4))))" office:value-type="float" office:value="-15.653559774527">
            <text:p>-15.6535597745</text:p>
          </table:table-cell>
          <table:table-cell table:formula="of:=VALUE(TRIM(INDIRECT(ADDRESS(3;4;4))))" office:value-type="float" office:value="-2.95891556075012">
            <text:p>-2.9589155608</text:p>
          </table:table-cell>
        </table:table-row>
        <table:table-row table:style-name="ro2">
          <table:table-cell/>
          <table:table-cell table:formula="of:=VALUE(TRIM(INDIRECT(ADDRESS(4;2;4))))" office:value-type="float" office:value="-15.653559774527">
            <text:p>-15.6535597745</text:p>
          </table:table-cell>
          <table:table-cell table:formula="of:=VALUE(TRIM(INDIRECT(ADDRESS(4;3;4))))" office:value-type="float" office:value="-15.653559774527">
            <text:p>-15.6535597745</text:p>
          </table:table-cell>
          <table:table-cell table:formula="of:=VALUE(TRIM(INDIRECT(ADDRESS(4;4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5;2;4))))" office:value-type="float" office:value="-15.653559774527">
            <text:p>-15.6535597745</text:p>
          </table:table-cell>
          <table:table-cell table:formula="of:=VALUE(TRIM(INDIRECT(ADDRESS(5;3;4))))" office:value-type="float" office:value="-15.653559774527">
            <text:p>-15.6535597745</text:p>
          </table:table-cell>
          <table:table-cell table:formula="of:=VALUE(TRIM(INDIRECT(ADDRESS(5;4;4))))" office:value-type="float" office:value="-4.21660437263098">
            <text:p>-4.2166043726</text:p>
          </table:table-cell>
        </table:table-row>
        <table:table-row table:style-name="ro2">
          <table:table-cell/>
          <table:table-cell table:formula="of:=VALUE(TRIM(INDIRECT(ADDRESS(6;2;4))))" office:value-type="float" office:value="-15.653559774527">
            <text:p>-15.6535597745</text:p>
          </table:table-cell>
          <table:table-cell table:formula="of:=VALUE(TRIM(INDIRECT(ADDRESS(6;3;4))))" office:value-type="float" office:value="-15.653559774527">
            <text:p>-15.6535597745</text:p>
          </table:table-cell>
          <table:table-cell table:formula="of:=VALUE(TRIM(INDIRECT(ADDRESS(6;4;4))))" office:value-type="float" office:value="-4.10796216263601">
            <text:p>-4.1079621626</text:p>
          </table:table-cell>
        </table:table-row>
        <table:table-row table:style-name="ro2">
          <table:table-cell/>
          <table:table-cell table:formula="of:=VALUE(TRIM(INDIRECT(ADDRESS(7;2;4))))" office:value-type="float" office:value="-15.653559774527">
            <text:p>-15.6535597745</text:p>
          </table:table-cell>
          <table:table-cell table:formula="of:=VALUE(TRIM(INDIRECT(ADDRESS(7;3;4))))" office:value-type="float" office:value="-15.653559774527">
            <text:p>-15.6535597745</text:p>
          </table:table-cell>
          <table:table-cell table:formula="of:=VALUE(TRIM(INDIRECT(ADDRESS(7;4;4))))" office:value-type="float" office:value="-3.73614949448556">
            <text:p>-3.7361494945</text:p>
          </table:table-cell>
        </table:table-row>
        <table:table-row table:style-name="ro2">
          <table:table-cell/>
          <table:table-cell table:formula="of:=VALUE(TRIM(INDIRECT(ADDRESS(8;2;4))))" office:value-type="float" office:value="-14.7718068895689">
            <text:p>-14.7718068896</text:p>
          </table:table-cell>
          <table:table-cell table:formula="of:=VALUE(TRIM(INDIRECT(ADDRESS(8;3;4))))" office:value-type="float" office:value="-15.1674182297001">
            <text:p>-15.1674182297</text:p>
          </table:table-cell>
          <table:table-cell table:formula="of:=VALUE(TRIM(INDIRECT(ADDRESS(8;4;4))))" office:value-type="float" office:value="-4.52120850065241">
            <text:p>-4.5212085007</text:p>
          </table:table-cell>
        </table:table-row>
        <table:table-row table:style-name="ro2">
          <table:table-cell/>
          <table:table-cell table:formula="of:=VALUE(TRIM(INDIRECT(ADDRESS(9;2;4))))" office:value-type="float" office:value="-1.93873937009047">
            <text:p>-1.9387393701</text:p>
          </table:table-cell>
          <table:table-cell table:formula="of:=VALUE(TRIM(INDIRECT(ADDRESS(9;3;4))))" office:value-type="float" office:value="-14.5916144302593">
            <text:p>-14.5916144303</text:p>
          </table:table-cell>
          <table:table-cell table:formula="of:=VALUE(TRIM(INDIRECT(ADDRESS(9;4;4))))" office:value-type="float" office:value="-1.86104758714538">
            <text:p>-1.8610475871</text:p>
          </table:table-cell>
        </table:table-row>
        <table:table-row table:style-name="ro2">
          <table:table-cell/>
          <table:table-cell table:formula="of:=VALUE(TRIM(INDIRECT(ADDRESS(10;2;4))))" office:value-type="float" office:value="-13.3953554739242">
            <text:p>-13.3953554739</text:p>
          </table:table-cell>
          <table:table-cell table:formula="of:=VALUE(TRIM(INDIRECT(ADDRESS(10;3;4))))" office:value-type="float" office:value="-14.4362107971891">
            <text:p>-14.4362107972</text:p>
          </table:table-cell>
          <table:table-cell table:formula="of:=VALUE(TRIM(INDIRECT(ADDRESS(10;4;4))))" office:value-type="float" office:value="-2.47377730887211">
            <text:p>-2.4737773089</text:p>
          </table:table-cell>
        </table:table-row>
        <table:table-row table:style-name="ro2">
          <table:table-cell/>
          <table:table-cell table:formula="of:=VALUE(TRIM(INDIRECT(ADDRESS(11;2;4))))" office:value-type="float" office:value="-15.3009768872979">
            <text:p>-15.3009768873</text:p>
          </table:table-cell>
          <table:table-cell table:formula="of:=VALUE(TRIM(INDIRECT(ADDRESS(11;3;4))))" office:value-type="float" office:value="-14.6820298025983">
            <text:p>-14.6820298026</text:p>
          </table:table-cell>
          <table:table-cell table:formula="of:=VALUE(TRIM(INDIRECT(ADDRESS(11;4;4))))" office:value-type="float" office:value="-5.3740098006637">
            <text:p>-5.3740098007</text:p>
          </table:table-cell>
        </table:table-row>
        <table:table-row table:style-name="ro2">
          <table:table-cell/>
          <table:table-cell table:formula="of:=VALUE(TRIM(INDIRECT(ADDRESS(12;2;4))))" office:value-type="float" office:value="-1.5982516691295">
            <text:p>-1.5982516691</text:p>
          </table:table-cell>
          <table:table-cell table:formula="of:=VALUE(TRIM(INDIRECT(ADDRESS(12;3;4))))" office:value-type="float" office:value="-5.31949119708761">
            <text:p>-5.3194911971</text:p>
          </table:table-cell>
          <table:table-cell table:formula="of:=VALUE(TRIM(INDIRECT(ADDRESS(12;4;4))))" office:value-type="float" office:value="-1.22991708195867">
            <text:p>-1.229917082</text:p>
          </table:table-cell>
        </table:table-row>
        <table:table-row table:style-name="ro2">
          <table:table-cell/>
          <table:table-cell table:formula="of:=VALUE(TRIM(INDIRECT(ADDRESS(13;2;4))))" office:value-type="float" office:value="-15.653559774527">
            <text:p>-15.6535597745</text:p>
          </table:table-cell>
          <table:table-cell table:formula="of:=VALUE(TRIM(INDIRECT(ADDRESS(13;3;4))))" office:value-type="float" office:value="-14.8674371847305">
            <text:p>-14.8674371847</text:p>
          </table:table-cell>
          <table:table-cell table:formula="of:=VALUE(TRIM(INDIRECT(ADDRESS(13;4;4))))" office:value-type="float" office:value="-4.74160195629337">
            <text:p>-4.7416019563</text:p>
          </table:table-cell>
        </table:table-row>
        <table:table-row table:style-name="ro2">
          <table:table-cell/>
          <table:table-cell table:formula="of:=VALUE(TRIM(INDIRECT(ADDRESS(14;2;4))))" office:value-type="float" office:value="-7.64888900278787">
            <text:p>-7.6488890028</text:p>
          </table:table-cell>
          <table:table-cell table:formula="of:=VALUE(TRIM(INDIRECT(ADDRESS(14;3;4))))" office:value-type="float" office:value="-15.653559774527">
            <text:p>-15.6535597745</text:p>
          </table:table-cell>
          <table:table-cell table:formula="of:=VALUE(TRIM(INDIRECT(ADDRESS(14;4;4))))" office:value-type="float" office:value="-4.60100543041794">
            <text:p>-4.6010054304</text:p>
          </table:table-cell>
        </table:table-row>
        <table:table-row table:style-name="ro2">
          <table:table-cell/>
          <table:table-cell table:formula="of:=VALUE(TRIM(INDIRECT(ADDRESS(15;2;4))))" office:value-type="float" office:value="-14.9957651504252">
            <text:p>-14.9957651504</text:p>
          </table:table-cell>
          <table:table-cell table:formula="of:=VALUE(TRIM(INDIRECT(ADDRESS(15;3;4))))" office:value-type="float" office:value="-15.1531555758335">
            <text:p>-15.1531555758</text:p>
          </table:table-cell>
          <table:table-cell table:formula="of:=VALUE(TRIM(INDIRECT(ADDRESS(15;4;4))))" office:value-type="float" office:value="-4.84162322194075">
            <text:p>-4.8416232219</text:p>
          </table:table-cell>
        </table:table-row>
        <table:table-row table:style-name="ro2">
          <table:table-cell/>
          <table:table-cell table:formula="of:=VALUE(TRIM(INDIRECT(ADDRESS(16;2;4))))" office:value-type="float" office:value="-14.829860491214">
            <text:p>-14.8298604912</text:p>
          </table:table-cell>
          <table:table-cell table:formula="of:=VALUE(TRIM(INDIRECT(ADDRESS(16;3;4))))" office:value-type="float" office:value="-14.7638546654591">
            <text:p>-14.7638546655</text:p>
          </table:table-cell>
          <table:table-cell table:formula="of:=VALUE(TRIM(INDIRECT(ADDRESS(16;4;4))))" office:value-type="float" office:value="-3.1936173315484">
            <text:p>-3.1936173315</text:p>
          </table:table-cell>
        </table:table-row>
        <table:table-row table:style-name="ro2">
          <table:table-cell/>
          <table:table-cell table:formula="of:=VALUE(TRIM(INDIRECT(ADDRESS(17;2;4))))" office:value-type="float" office:value="-2.5354564684296">
            <text:p>-2.5354564684</text:p>
          </table:table-cell>
          <table:table-cell table:formula="of:=VALUE(TRIM(INDIRECT(ADDRESS(17;3;4))))" office:value-type="float" office:value="-15.653559774527">
            <text:p>-15.6535597745</text:p>
          </table:table-cell>
          <table:table-cell table:formula="of:=VALUE(TRIM(INDIRECT(ADDRESS(17;4;4))))" office:value-type="float" office:value="-1.33005057533188">
            <text:p>-1.3300505753</text:p>
          </table:table-cell>
        </table:table-row>
        <table:table-row table:style-name="ro2">
          <table:table-cell/>
          <table:table-cell table:formula="of:=VALUE(TRIM(INDIRECT(ADDRESS(18;2;4))))" office:value-type="float" office:value="0.82744953021285">
            <text:p>0.8274495302</text:p>
          </table:table-cell>
          <table:table-cell table:formula="of:=VALUE(TRIM(INDIRECT(ADDRESS(18;3;4))))" office:value-type="float" office:value="-14.6705676808818">
            <text:p>-14.6705676809</text:p>
          </table:table-cell>
          <table:table-cell table:formula="of:=VALUE(TRIM(INDIRECT(ADDRESS(18;4;4))))" office:value-type="float" office:value="-0.00000208479509677337">
            <text:p>-2.08479509677337E-00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RANK(INDIRECT(ADDRESS(20;2;4));INDIRECT(ADDRESS(20;2;4)):INDIRECT(ADDRESS(20;4;4));1)" office:value-type="float" office:value="3">
            <text:p>3</text:p>
          </table:table-cell>
          <table:table-cell table:formula="of:=RANK(INDIRECT(ADDRESS(20;3;4));INDIRECT(ADDRESS(20;2;4)):INDIRECT(ADDRESS(20;4;4));1)" office:value-type="float" office:value="1">
            <text:p>1</text:p>
          </table:table-cell>
          <table:table-cell table:formula="of:=RANK(INDIRECT(ADDRESS(20;4;4));INDIRECT(ADDRESS(20;2;4)):INDIRECT(ADDRESS(20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1;2;4));INDIRECT(ADDRESS(21;2;4)):INDIRECT(ADDRESS(21;4;4));1)" office:value-type="float" office:value="2">
            <text:p>2</text:p>
          </table:table-cell>
          <table:table-cell table:formula="of:=RANK(INDIRECT(ADDRESS(21;3;4));INDIRECT(ADDRESS(21;2;4)):INDIRECT(ADDRESS(21;4;4));1)" office:value-type="float" office:value="1">
            <text:p>1</text:p>
          </table:table-cell>
          <table:table-cell table:formula="of:=RANK(INDIRECT(ADDRESS(21;4;4));INDIRECT(ADDRESS(21;2;4)):INDIRECT(ADDRESS(21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2;2;4));INDIRECT(ADDRESS(22;2;4)):INDIRECT(ADDRESS(22;4;4));1)" office:value-type="float" office:value="1">
            <text:p>1</text:p>
          </table:table-cell>
          <table:table-cell table:formula="of:=RANK(INDIRECT(ADDRESS(22;3;4));INDIRECT(ADDRESS(22;2;4)):INDIRECT(ADDRESS(22;4;4));1)" office:value-type="float" office:value="1">
            <text:p>1</text:p>
          </table:table-cell>
          <table:table-cell table:formula="of:=RANK(INDIRECT(ADDRESS(22;4;4));INDIRECT(ADDRESS(22;2;4)):INDIRECT(ADDRESS(22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3;2;4));INDIRECT(ADDRESS(23;2;4)):INDIRECT(ADDRESS(23;4;4));1)" office:value-type="float" office:value="1">
            <text:p>1</text:p>
          </table:table-cell>
          <table:table-cell table:formula="of:=RANK(INDIRECT(ADDRESS(23;3;4));INDIRECT(ADDRESS(23;2;4)):INDIRECT(ADDRESS(23;4;4));1)" office:value-type="float" office:value="1">
            <text:p>1</text:p>
          </table:table-cell>
          <table:table-cell table:formula="of:=RANK(INDIRECT(ADDRESS(23;4;4));INDIRECT(ADDRESS(23;2;4)):INDIRECT(ADDRESS(23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4;2;4));INDIRECT(ADDRESS(24;2;4)):INDIRECT(ADDRESS(24;4;4));1)" office:value-type="float" office:value="1">
            <text:p>1</text:p>
          </table:table-cell>
          <table:table-cell table:formula="of:=RANK(INDIRECT(ADDRESS(24;3;4));INDIRECT(ADDRESS(24;2;4)):INDIRECT(ADDRESS(24;4;4));1)" office:value-type="float" office:value="1">
            <text:p>1</text:p>
          </table:table-cell>
          <table:table-cell table:formula="of:=RANK(INDIRECT(ADDRESS(24;4;4));INDIRECT(ADDRESS(24;2;4)):INDIRECT(ADDRESS(24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5;2;4));INDIRECT(ADDRESS(25;2;4)):INDIRECT(ADDRESS(25;4;4));1)" office:value-type="float" office:value="1">
            <text:p>1</text:p>
          </table:table-cell>
          <table:table-cell table:formula="of:=RANK(INDIRECT(ADDRESS(25;3;4));INDIRECT(ADDRESS(25;2;4)):INDIRECT(ADDRESS(25;4;4));1)" office:value-type="float" office:value="1">
            <text:p>1</text:p>
          </table:table-cell>
          <table:table-cell table:formula="of:=RANK(INDIRECT(ADDRESS(25;4;4));INDIRECT(ADDRESS(25;2;4)):INDIRECT(ADDRESS(25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6;2;4));INDIRECT(ADDRESS(26;2;4)):INDIRECT(ADDRESS(26;4;4));1)" office:value-type="float" office:value="2">
            <text:p>2</text:p>
          </table:table-cell>
          <table:table-cell table:formula="of:=RANK(INDIRECT(ADDRESS(26;3;4));INDIRECT(ADDRESS(26;2;4)):INDIRECT(ADDRESS(26;4;4));1)" office:value-type="float" office:value="1">
            <text:p>1</text:p>
          </table:table-cell>
          <table:table-cell table:formula="of:=RANK(INDIRECT(ADDRESS(26;4;4));INDIRECT(ADDRESS(26;2;4)):INDIRECT(ADDRESS(26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7;2;4));INDIRECT(ADDRESS(27;2;4)):INDIRECT(ADDRESS(27;4;4));1)" office:value-type="float" office:value="2">
            <text:p>2</text:p>
          </table:table-cell>
          <table:table-cell table:formula="of:=RANK(INDIRECT(ADDRESS(27;3;4));INDIRECT(ADDRESS(27;2;4)):INDIRECT(ADDRESS(27;4;4));1)" office:value-type="float" office:value="1">
            <text:p>1</text:p>
          </table:table-cell>
          <table:table-cell table:formula="of:=RANK(INDIRECT(ADDRESS(27;4;4));INDIRECT(ADDRESS(27;2;4)):INDIRECT(ADDRESS(27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8;2;4));INDIRECT(ADDRESS(28;2;4)):INDIRECT(ADDRESS(28;4;4));1)" office:value-type="float" office:value="2">
            <text:p>2</text:p>
          </table:table-cell>
          <table:table-cell table:formula="of:=RANK(INDIRECT(ADDRESS(28;3;4));INDIRECT(ADDRESS(28;2;4)):INDIRECT(ADDRESS(28;4;4));1)" office:value-type="float" office:value="1">
            <text:p>1</text:p>
          </table:table-cell>
          <table:table-cell table:formula="of:=RANK(INDIRECT(ADDRESS(28;4;4));INDIRECT(ADDRESS(28;2;4)):INDIRECT(ADDRESS(28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9;2;4));INDIRECT(ADDRESS(29;2;4)):INDIRECT(ADDRESS(29;4;4));1)" office:value-type="float" office:value="1">
            <text:p>1</text:p>
          </table:table-cell>
          <table:table-cell table:formula="of:=RANK(INDIRECT(ADDRESS(29;3;4));INDIRECT(ADDRESS(29;2;4)):INDIRECT(ADDRESS(29;4;4));1)" office:value-type="float" office:value="2">
            <text:p>2</text:p>
          </table:table-cell>
          <table:table-cell table:formula="of:=RANK(INDIRECT(ADDRESS(29;4;4));INDIRECT(ADDRESS(29;2;4)):INDIRECT(ADDRESS(29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0;2;4));INDIRECT(ADDRESS(30;2;4)):INDIRECT(ADDRESS(30;4;4));1)" office:value-type="float" office:value="2">
            <text:p>2</text:p>
          </table:table-cell>
          <table:table-cell table:formula="of:=RANK(INDIRECT(ADDRESS(30;3;4));INDIRECT(ADDRESS(30;2;4)):INDIRECT(ADDRESS(30;4;4));1)" office:value-type="float" office:value="1">
            <text:p>1</text:p>
          </table:table-cell>
          <table:table-cell table:formula="of:=RANK(INDIRECT(ADDRESS(30;4;4));INDIRECT(ADDRESS(30;2;4)):INDIRECT(ADDRESS(30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1;2;4));INDIRECT(ADDRESS(31;2;4)):INDIRECT(ADDRESS(31;4;4));1)" office:value-type="float" office:value="1">
            <text:p>1</text:p>
          </table:table-cell>
          <table:table-cell table:formula="of:=RANK(INDIRECT(ADDRESS(31;3;4));INDIRECT(ADDRESS(31;2;4)):INDIRECT(ADDRESS(31;4;4));1)" office:value-type="float" office:value="2">
            <text:p>2</text:p>
          </table:table-cell>
          <table:table-cell table:formula="of:=RANK(INDIRECT(ADDRESS(31;4;4));INDIRECT(ADDRESS(31;2;4)):INDIRECT(ADDRESS(31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2;2;4));INDIRECT(ADDRESS(32;2;4)):INDIRECT(ADDRESS(32;4;4));1)" office:value-type="float" office:value="2">
            <text:p>2</text:p>
          </table:table-cell>
          <table:table-cell table:formula="of:=RANK(INDIRECT(ADDRESS(32;3;4));INDIRECT(ADDRESS(32;2;4)):INDIRECT(ADDRESS(32;4;4));1)" office:value-type="float" office:value="1">
            <text:p>1</text:p>
          </table:table-cell>
          <table:table-cell table:formula="of:=RANK(INDIRECT(ADDRESS(32;4;4));INDIRECT(ADDRESS(32;2;4)):INDIRECT(ADDRESS(32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3;2;4));INDIRECT(ADDRESS(33;2;4)):INDIRECT(ADDRESS(33;4;4));1)" office:value-type="float" office:value="2">
            <text:p>2</text:p>
          </table:table-cell>
          <table:table-cell table:formula="of:=RANK(INDIRECT(ADDRESS(33;3;4));INDIRECT(ADDRESS(33;2;4)):INDIRECT(ADDRESS(33;4;4));1)" office:value-type="float" office:value="1">
            <text:p>1</text:p>
          </table:table-cell>
          <table:table-cell table:formula="of:=RANK(INDIRECT(ADDRESS(33;4;4));INDIRECT(ADDRESS(33;2;4)):INDIRECT(ADDRESS(33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4;2;4));INDIRECT(ADDRESS(34;2;4)):INDIRECT(ADDRESS(34;4;4));1)" office:value-type="float" office:value="1">
            <text:p>1</text:p>
          </table:table-cell>
          <table:table-cell table:formula="of:=RANK(INDIRECT(ADDRESS(34;3;4));INDIRECT(ADDRESS(34;2;4)):INDIRECT(ADDRESS(34;4;4));1)" office:value-type="float" office:value="2">
            <text:p>2</text:p>
          </table:table-cell>
          <table:table-cell table:formula="of:=RANK(INDIRECT(ADDRESS(34;4;4));INDIRECT(ADDRESS(34;2;4)):INDIRECT(ADDRESS(34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5;2;4));INDIRECT(ADDRESS(35;2;4)):INDIRECT(ADDRESS(35;4;4));1)" office:value-type="float" office:value="2">
            <text:p>2</text:p>
          </table:table-cell>
          <table:table-cell table:formula="of:=RANK(INDIRECT(ADDRESS(35;3;4));INDIRECT(ADDRESS(35;2;4)):INDIRECT(ADDRESS(35;4;4));1)" office:value-type="float" office:value="1">
            <text:p>1</text:p>
          </table:table-cell>
          <table:table-cell table:formula="of:=RANK(INDIRECT(ADDRESS(35;4;4));INDIRECT(ADDRESS(35;2;4)):INDIRECT(ADDRESS(35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36;2;4));INDIRECT(ADDRESS(36;2;4)):INDIRECT(ADDRESS(36;4;4));1)" office:value-type="float" office:value="3">
            <text:p>3</text:p>
          </table:table-cell>
          <table:table-cell table:formula="of:=RANK(INDIRECT(ADDRESS(36;3;4));INDIRECT(ADDRESS(36;2;4)):INDIRECT(ADDRESS(36;4;4));1)" office:value-type="float" office:value="1">
            <text:p>1</text:p>
          </table:table-cell>
          <table:table-cell table:formula="of:=RANK(INDIRECT(ADDRESS(36;4;4));INDIRECT(ADDRESS(36;2;4)):INDIRECT(ADDRESS(36;4;4));1)" office:value-type="float" office:value="2">
            <text:p>2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38;2;4)):INDIRECT(ADDRESS(54;2;4)))" office:value-type="float" office:value="1.70588235294118">
            <text:p>1.7058823529</text:p>
          </table:table-cell>
          <table:table-cell table:formula="of:=AVERAGE(INDIRECT(ADDRESS(38;3;4)):INDIRECT(ADDRESS(54;3;4)))" office:value-type="float" office:value="1.17647058823529">
            <text:p>1.1764705882</text:p>
          </table:table-cell>
          <table:table-cell table:formula="of:=AVERAGE(INDIRECT(ADDRESS(38;4;4)):INDIRECT(ADDRESS(54;4;4)))" office:value-type="float" office:value="2.76470588235294">
            <text:p>2.7647058824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55;2;4));INDIRECT(ADDRESS(55;2;4)):INDIRECT(ADDRESS(55;4;4));1)" office:value-type="float" office:value="2">
            <text:p>2</text:p>
          </table:table-cell>
          <table:table-cell table:formula="of:=RANK(INDIRECT(ADDRESS(55;3;4));INDIRECT(ADDRESS(55;2;4)):INDIRECT(ADDRESS(55;4;4));1)" office:value-type="float" office:value="1">
            <text:p>1</text:p>
          </table:table-cell>
          <table:table-cell table:formula="of:=RANK(INDIRECT(ADDRESS(55;4;4));INDIRECT(ADDRESS(55;2;4)):INDIRECT(ADDRESS(55;4;4));1)" office:value-type="float" office:value="3">
            <text:p>3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3" office:value-type="float" office:value="0.053231257477669">
            <text:p>0.0532312575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55;2;4)):INDIRECT(ADDRESS(55;4;4)))+INDIRECT(ADDRESS(57;2;4))" office:value-type="float" office:value="1.22970184571296">
            <text:p>1.2297018457</text:p>
          </table:table-cell>
          <table:table-cell table:formula="of:=MIN(INDIRECT(ADDRESS(55;2;4)):INDIRECT(ADDRESS(55;4;4)))+INDIRECT(ADDRESS(57;3;4))" office:value-type="float" office:value="1.22970184571296">
            <text:p>1.2297018457</text:p>
          </table:table-cell>
          <table:table-cell table:formula="of:=MIN(INDIRECT(ADDRESS(55;2;4)):INDIRECT(ADDRESS(55;4;4)))+INDIRECT(ADDRESS(57;4;4))" office:value-type="float" office:value="1.22970184571296">
            <text:p>1.2297018457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58;2;4))&gt;INDIRECT(ADDRESS(55;2;4));1;0)" office:value-type="float" office:value="0">
            <text:p>0</text:p>
          </table:table-cell>
          <table:table-cell table:formula="of:=IF(INDIRECT(ADDRESS(58;3;4))&gt;INDIRECT(ADDRESS(55;3;4));1;0)" office:value-type="float" office:value="1">
            <text:p>1</text:p>
          </table:table-cell>
          <table:table-cell table:formula="of:=IF(INDIRECT(ADDRESS(58;4;4))&gt;INDIRECT(ADDRESS(55;4;4));1;0)" office:value-type="float" office:value="0">
            <text:p>0</text:p>
          </table:table-cell>
        </table:table-row>
      </table:table>
      <table:table table:name="Eval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Cheb Adapt</text:p>
          </table:table-cell>
          <table:table-cell office:value-type="string">
            <text:p>Cheb64 Adaptive</text:p>
          </table:table-cell>
          <table:table-cell office:value-type="string">
            <text:p>DynLin</text:p>
          </table:table-cell>
        </table:table-row>
        <table:table-row table:style-name="ro2">
          <table:table-cell office:value-type="string">
            <text:p>Step</text:p>
          </table:table-cell>
          <table:table-cell office:value-type="float" office:value="4097">
            <text:p>4097</text:p>
          </table:table-cell>
          <table:table-cell office:value-type="float" office:value="6175">
            <text:p>617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Abs</text:p>
          </table:table-cell>
          <table:table-cell office:value-type="float" office:value="4097">
            <text:p>4097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Lin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Square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Cube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Quad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Exp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SqrtAbs</text:p>
          </table:table-cell>
          <table:table-cell office:value-type="float" office:value="4097">
            <text:p>4097</text:p>
          </table:table-cell>
          <table:table-cell office:value-type="float" office:value="12155">
            <text:p>1215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Runge</text:p>
          </table:table-cell>
          <table:table-cell office:value-type="float" office:value="1025">
            <text:p>1025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Log</text:p>
          </table:table-cell>
          <table:table-cell office:value-type="float" office:value="33">
            <text:p>33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XSinXM1</text:p>
          </table:table-cell>
          <table:table-cell office:value-type="float" office:value="4097">
            <text:p>4097</text:p>
          </table:table-cell>
          <table:table-cell office:value-type="float" office:value="1015625">
            <text:p>101562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Sin</text:p>
          </table:table-cell>
          <table:table-cell office:value-type="float" office:value="17">
            <text:p>17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AbsIntegral</text:p>
          </table:table-cell>
          <table:table-cell office:value-type="float" office:value="4097">
            <text:p>4097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Tanh</text:p>
          </table:table-cell>
          <table:table-cell office:value-type="float" office:value="33">
            <text:p>33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NormalPDF</text:p>
          </table:table-cell>
          <table:table-cell office:value-type="float" office:value="129">
            <text:p>129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DeltaPDF</text:p>
          </table:table-cell>
          <table:table-cell office:value-type="float" office:value="4097">
            <text:p>4097</text:p>
          </table:table-cell>
          <table:table-cell office:value-type="float" office:value="10595">
            <text:p>1059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F575</text:p>
          </table:table-cell>
          <table:table-cell office:value-type="float" office:value="4097">
            <text:p>4097</text:p>
          </table:table-cell>
          <table:table-cell office:value-type="float" office:value="6825">
            <text:p>682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VALUE(TRIM(INDIRECT(ADDRESS(2;2;4))))" office:value-type="float" office:value="4097">
            <text:p>4097</text:p>
          </table:table-cell>
          <table:table-cell table:formula="of:=VALUE(TRIM(INDIRECT(ADDRESS(2;3;4))))" office:value-type="float" office:value="6175">
            <text:p>6175</text:p>
          </table:table-cell>
          <table:table-cell table:formula="of:=VALUE(TRIM(INDIRECT(ADDRESS(2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3;2;4))))" office:value-type="float" office:value="4097">
            <text:p>4097</text:p>
          </table:table-cell>
          <table:table-cell table:formula="of:=VALUE(TRIM(INDIRECT(ADDRESS(3;3;4))))" office:value-type="float" office:value="1105">
            <text:p>1105</text:p>
          </table:table-cell>
          <table:table-cell table:formula="of:=VALUE(TRIM(INDIRECT(ADDRESS(3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4;2;4))))" office:value-type="float" office:value="17">
            <text:p>17</text:p>
          </table:table-cell>
          <table:table-cell table:formula="of:=VALUE(TRIM(INDIRECT(ADDRESS(4;3;4))))" office:value-type="float" office:value="1105">
            <text:p>1105</text:p>
          </table:table-cell>
          <table:table-cell table:formula="of:=VALUE(TRIM(INDIRECT(ADDRESS(4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5;2;4))))" office:value-type="float" office:value="17">
            <text:p>17</text:p>
          </table:table-cell>
          <table:table-cell table:formula="of:=VALUE(TRIM(INDIRECT(ADDRESS(5;3;4))))" office:value-type="float" office:value="1105">
            <text:p>1105</text:p>
          </table:table-cell>
          <table:table-cell table:formula="of:=VALUE(TRIM(INDIRECT(ADDRESS(5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6;2;4))))" office:value-type="float" office:value="17">
            <text:p>17</text:p>
          </table:table-cell>
          <table:table-cell table:formula="of:=VALUE(TRIM(INDIRECT(ADDRESS(6;3;4))))" office:value-type="float" office:value="1105">
            <text:p>1105</text:p>
          </table:table-cell>
          <table:table-cell table:formula="of:=VALUE(TRIM(INDIRECT(ADDRESS(6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7;2;4))))" office:value-type="float" office:value="17">
            <text:p>17</text:p>
          </table:table-cell>
          <table:table-cell table:formula="of:=VALUE(TRIM(INDIRECT(ADDRESS(7;3;4))))" office:value-type="float" office:value="1105">
            <text:p>1105</text:p>
          </table:table-cell>
          <table:table-cell table:formula="of:=VALUE(TRIM(INDIRECT(ADDRESS(7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8;2;4))))" office:value-type="float" office:value="17">
            <text:p>17</text:p>
          </table:table-cell>
          <table:table-cell table:formula="of:=VALUE(TRIM(INDIRECT(ADDRESS(8;3;4))))" office:value-type="float" office:value="1105">
            <text:p>1105</text:p>
          </table:table-cell>
          <table:table-cell table:formula="of:=VALUE(TRIM(INDIRECT(ADDRESS(8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9;2;4))))" office:value-type="float" office:value="4097">
            <text:p>4097</text:p>
          </table:table-cell>
          <table:table-cell table:formula="of:=VALUE(TRIM(INDIRECT(ADDRESS(9;3;4))))" office:value-type="float" office:value="12155">
            <text:p>12155</text:p>
          </table:table-cell>
          <table:table-cell table:formula="of:=VALUE(TRIM(INDIRECT(ADDRESS(9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10;2;4))))" office:value-type="float" office:value="1025">
            <text:p>1025</text:p>
          </table:table-cell>
          <table:table-cell table:formula="of:=VALUE(TRIM(INDIRECT(ADDRESS(10;3;4))))" office:value-type="float" office:value="1105">
            <text:p>1105</text:p>
          </table:table-cell>
          <table:table-cell table:formula="of:=VALUE(TRIM(INDIRECT(ADDRESS(10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11;2;4))))" office:value-type="float" office:value="33">
            <text:p>33</text:p>
          </table:table-cell>
          <table:table-cell table:formula="of:=VALUE(TRIM(INDIRECT(ADDRESS(11;3;4))))" office:value-type="float" office:value="1105">
            <text:p>1105</text:p>
          </table:table-cell>
          <table:table-cell table:formula="of:=VALUE(TRIM(INDIRECT(ADDRESS(11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12;2;4))))" office:value-type="float" office:value="4097">
            <text:p>4097</text:p>
          </table:table-cell>
          <table:table-cell table:formula="of:=VALUE(TRIM(INDIRECT(ADDRESS(12;3;4))))" office:value-type="float" office:value="1015625">
            <text:p>1015625</text:p>
          </table:table-cell>
          <table:table-cell table:formula="of:=VALUE(TRIM(INDIRECT(ADDRESS(12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13;2;4))))" office:value-type="float" office:value="17">
            <text:p>17</text:p>
          </table:table-cell>
          <table:table-cell table:formula="of:=VALUE(TRIM(INDIRECT(ADDRESS(13;3;4))))" office:value-type="float" office:value="1105">
            <text:p>1105</text:p>
          </table:table-cell>
          <table:table-cell table:formula="of:=VALUE(TRIM(INDIRECT(ADDRESS(13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14;2;4))))" office:value-type="float" office:value="4097">
            <text:p>4097</text:p>
          </table:table-cell>
          <table:table-cell table:formula="of:=VALUE(TRIM(INDIRECT(ADDRESS(14;3;4))))" office:value-type="float" office:value="1105">
            <text:p>1105</text:p>
          </table:table-cell>
          <table:table-cell table:formula="of:=VALUE(TRIM(INDIRECT(ADDRESS(14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15;2;4))))" office:value-type="float" office:value="33">
            <text:p>33</text:p>
          </table:table-cell>
          <table:table-cell table:formula="of:=VALUE(TRIM(INDIRECT(ADDRESS(15;3;4))))" office:value-type="float" office:value="1105">
            <text:p>1105</text:p>
          </table:table-cell>
          <table:table-cell table:formula="of:=VALUE(TRIM(INDIRECT(ADDRESS(15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16;2;4))))" office:value-type="float" office:value="129">
            <text:p>129</text:p>
          </table:table-cell>
          <table:table-cell table:formula="of:=VALUE(TRIM(INDIRECT(ADDRESS(16;3;4))))" office:value-type="float" office:value="1105">
            <text:p>1105</text:p>
          </table:table-cell>
          <table:table-cell table:formula="of:=VALUE(TRIM(INDIRECT(ADDRESS(16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17;2;4))))" office:value-type="float" office:value="4097">
            <text:p>4097</text:p>
          </table:table-cell>
          <table:table-cell table:formula="of:=VALUE(TRIM(INDIRECT(ADDRESS(17;3;4))))" office:value-type="float" office:value="10595">
            <text:p>10595</text:p>
          </table:table-cell>
          <table:table-cell table:formula="of:=VALUE(TRIM(INDIRECT(ADDRESS(17;4;4))))" office:value-type="float" office:value="1000">
            <text:p>1000</text:p>
          </table:table-cell>
        </table:table-row>
        <table:table-row table:style-name="ro2">
          <table:table-cell/>
          <table:table-cell table:formula="of:=VALUE(TRIM(INDIRECT(ADDRESS(18;2;4))))" office:value-type="float" office:value="4097">
            <text:p>4097</text:p>
          </table:table-cell>
          <table:table-cell table:formula="of:=VALUE(TRIM(INDIRECT(ADDRESS(18;3;4))))" office:value-type="float" office:value="6825">
            <text:p>6825</text:p>
          </table:table-cell>
          <table:table-cell table:formula="of:=VALUE(TRIM(INDIRECT(ADDRESS(18;4;4))))" office:value-type="float" office:value="1000">
            <text:p>10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RANK(INDIRECT(ADDRESS(20;2;4));INDIRECT(ADDRESS(20;2;4)):INDIRECT(ADDRESS(20;4;4));1)" office:value-type="float" office:value="2">
            <text:p>2</text:p>
          </table:table-cell>
          <table:table-cell table:formula="of:=RANK(INDIRECT(ADDRESS(20;3;4));INDIRECT(ADDRESS(20;2;4)):INDIRECT(ADDRESS(20;4;4));1)" office:value-type="float" office:value="3">
            <text:p>3</text:p>
          </table:table-cell>
          <table:table-cell table:formula="of:=RANK(INDIRECT(ADDRESS(20;4;4));INDIRECT(ADDRESS(20;2;4)):INDIRECT(ADDRESS(20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1;2;4));INDIRECT(ADDRESS(21;2;4)):INDIRECT(ADDRESS(21;4;4));1)" office:value-type="float" office:value="3">
            <text:p>3</text:p>
          </table:table-cell>
          <table:table-cell table:formula="of:=RANK(INDIRECT(ADDRESS(21;3;4));INDIRECT(ADDRESS(21;2;4)):INDIRECT(ADDRESS(21;4;4));1)" office:value-type="float" office:value="2">
            <text:p>2</text:p>
          </table:table-cell>
          <table:table-cell table:formula="of:=RANK(INDIRECT(ADDRESS(21;4;4));INDIRECT(ADDRESS(21;2;4)):INDIRECT(ADDRESS(21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2;2;4));INDIRECT(ADDRESS(22;2;4)):INDIRECT(ADDRESS(22;4;4));1)" office:value-type="float" office:value="1">
            <text:p>1</text:p>
          </table:table-cell>
          <table:table-cell table:formula="of:=RANK(INDIRECT(ADDRESS(22;3;4));INDIRECT(ADDRESS(22;2;4)):INDIRECT(ADDRESS(22;4;4));1)" office:value-type="float" office:value="3">
            <text:p>3</text:p>
          </table:table-cell>
          <table:table-cell table:formula="of:=RANK(INDIRECT(ADDRESS(22;4;4));INDIRECT(ADDRESS(22;2;4)):INDIRECT(ADDRESS(22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3;2;4));INDIRECT(ADDRESS(23;2;4)):INDIRECT(ADDRESS(23;4;4));1)" office:value-type="float" office:value="1">
            <text:p>1</text:p>
          </table:table-cell>
          <table:table-cell table:formula="of:=RANK(INDIRECT(ADDRESS(23;3;4));INDIRECT(ADDRESS(23;2;4)):INDIRECT(ADDRESS(23;4;4));1)" office:value-type="float" office:value="3">
            <text:p>3</text:p>
          </table:table-cell>
          <table:table-cell table:formula="of:=RANK(INDIRECT(ADDRESS(23;4;4));INDIRECT(ADDRESS(23;2;4)):INDIRECT(ADDRESS(23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4;2;4));INDIRECT(ADDRESS(24;2;4)):INDIRECT(ADDRESS(24;4;4));1)" office:value-type="float" office:value="1">
            <text:p>1</text:p>
          </table:table-cell>
          <table:table-cell table:formula="of:=RANK(INDIRECT(ADDRESS(24;3;4));INDIRECT(ADDRESS(24;2;4)):INDIRECT(ADDRESS(24;4;4));1)" office:value-type="float" office:value="3">
            <text:p>3</text:p>
          </table:table-cell>
          <table:table-cell table:formula="of:=RANK(INDIRECT(ADDRESS(24;4;4));INDIRECT(ADDRESS(24;2;4)):INDIRECT(ADDRESS(24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5;2;4));INDIRECT(ADDRESS(25;2;4)):INDIRECT(ADDRESS(25;4;4));1)" office:value-type="float" office:value="1">
            <text:p>1</text:p>
          </table:table-cell>
          <table:table-cell table:formula="of:=RANK(INDIRECT(ADDRESS(25;3;4));INDIRECT(ADDRESS(25;2;4)):INDIRECT(ADDRESS(25;4;4));1)" office:value-type="float" office:value="3">
            <text:p>3</text:p>
          </table:table-cell>
          <table:table-cell table:formula="of:=RANK(INDIRECT(ADDRESS(25;4;4));INDIRECT(ADDRESS(25;2;4)):INDIRECT(ADDRESS(25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6;2;4));INDIRECT(ADDRESS(26;2;4)):INDIRECT(ADDRESS(26;4;4));1)" office:value-type="float" office:value="1">
            <text:p>1</text:p>
          </table:table-cell>
          <table:table-cell table:formula="of:=RANK(INDIRECT(ADDRESS(26;3;4));INDIRECT(ADDRESS(26;2;4)):INDIRECT(ADDRESS(26;4;4));1)" office:value-type="float" office:value="3">
            <text:p>3</text:p>
          </table:table-cell>
          <table:table-cell table:formula="of:=RANK(INDIRECT(ADDRESS(26;4;4));INDIRECT(ADDRESS(26;2;4)):INDIRECT(ADDRESS(26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27;2;4));INDIRECT(ADDRESS(27;2;4)):INDIRECT(ADDRESS(27;4;4));1)" office:value-type="float" office:value="2">
            <text:p>2</text:p>
          </table:table-cell>
          <table:table-cell table:formula="of:=RANK(INDIRECT(ADDRESS(27;3;4));INDIRECT(ADDRESS(27;2;4)):INDIRECT(ADDRESS(27;4;4));1)" office:value-type="float" office:value="3">
            <text:p>3</text:p>
          </table:table-cell>
          <table:table-cell table:formula="of:=RANK(INDIRECT(ADDRESS(27;4;4));INDIRECT(ADDRESS(27;2;4)):INDIRECT(ADDRESS(27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8;2;4));INDIRECT(ADDRESS(28;2;4)):INDIRECT(ADDRESS(28;4;4));1)" office:value-type="float" office:value="2">
            <text:p>2</text:p>
          </table:table-cell>
          <table:table-cell table:formula="of:=RANK(INDIRECT(ADDRESS(28;3;4));INDIRECT(ADDRESS(28;2;4)):INDIRECT(ADDRESS(28;4;4));1)" office:value-type="float" office:value="3">
            <text:p>3</text:p>
          </table:table-cell>
          <table:table-cell table:formula="of:=RANK(INDIRECT(ADDRESS(28;4;4));INDIRECT(ADDRESS(28;2;4)):INDIRECT(ADDRESS(28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9;2;4));INDIRECT(ADDRESS(29;2;4)):INDIRECT(ADDRESS(29;4;4));1)" office:value-type="float" office:value="1">
            <text:p>1</text:p>
          </table:table-cell>
          <table:table-cell table:formula="of:=RANK(INDIRECT(ADDRESS(29;3;4));INDIRECT(ADDRESS(29;2;4)):INDIRECT(ADDRESS(29;4;4));1)" office:value-type="float" office:value="3">
            <text:p>3</text:p>
          </table:table-cell>
          <table:table-cell table:formula="of:=RANK(INDIRECT(ADDRESS(29;4;4));INDIRECT(ADDRESS(29;2;4)):INDIRECT(ADDRESS(29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0;2;4));INDIRECT(ADDRESS(30;2;4)):INDIRECT(ADDRESS(30;4;4));1)" office:value-type="float" office:value="2">
            <text:p>2</text:p>
          </table:table-cell>
          <table:table-cell table:formula="of:=RANK(INDIRECT(ADDRESS(30;3;4));INDIRECT(ADDRESS(30;2;4)):INDIRECT(ADDRESS(30;4;4));1)" office:value-type="float" office:value="3">
            <text:p>3</text:p>
          </table:table-cell>
          <table:table-cell table:formula="of:=RANK(INDIRECT(ADDRESS(30;4;4));INDIRECT(ADDRESS(30;2;4)):INDIRECT(ADDRESS(30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1;2;4));INDIRECT(ADDRESS(31;2;4)):INDIRECT(ADDRESS(31;4;4));1)" office:value-type="float" office:value="1">
            <text:p>1</text:p>
          </table:table-cell>
          <table:table-cell table:formula="of:=RANK(INDIRECT(ADDRESS(31;3;4));INDIRECT(ADDRESS(31;2;4)):INDIRECT(ADDRESS(31;4;4));1)" office:value-type="float" office:value="3">
            <text:p>3</text:p>
          </table:table-cell>
          <table:table-cell table:formula="of:=RANK(INDIRECT(ADDRESS(31;4;4));INDIRECT(ADDRESS(31;2;4)):INDIRECT(ADDRESS(31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2;2;4));INDIRECT(ADDRESS(32;2;4)):INDIRECT(ADDRESS(32;4;4));1)" office:value-type="float" office:value="3">
            <text:p>3</text:p>
          </table:table-cell>
          <table:table-cell table:formula="of:=RANK(INDIRECT(ADDRESS(32;3;4));INDIRECT(ADDRESS(32;2;4)):INDIRECT(ADDRESS(32;4;4));1)" office:value-type="float" office:value="2">
            <text:p>2</text:p>
          </table:table-cell>
          <table:table-cell table:formula="of:=RANK(INDIRECT(ADDRESS(32;4;4));INDIRECT(ADDRESS(32;2;4)):INDIRECT(ADDRESS(32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3;2;4));INDIRECT(ADDRESS(33;2;4)):INDIRECT(ADDRESS(33;4;4));1)" office:value-type="float" office:value="1">
            <text:p>1</text:p>
          </table:table-cell>
          <table:table-cell table:formula="of:=RANK(INDIRECT(ADDRESS(33;3;4));INDIRECT(ADDRESS(33;2;4)):INDIRECT(ADDRESS(33;4;4));1)" office:value-type="float" office:value="3">
            <text:p>3</text:p>
          </table:table-cell>
          <table:table-cell table:formula="of:=RANK(INDIRECT(ADDRESS(33;4;4));INDIRECT(ADDRESS(33;2;4)):INDIRECT(ADDRESS(33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4;2;4));INDIRECT(ADDRESS(34;2;4)):INDIRECT(ADDRESS(34;4;4));1)" office:value-type="float" office:value="1">
            <text:p>1</text:p>
          </table:table-cell>
          <table:table-cell table:formula="of:=RANK(INDIRECT(ADDRESS(34;3;4));INDIRECT(ADDRESS(34;2;4)):INDIRECT(ADDRESS(34;4;4));1)" office:value-type="float" office:value="3">
            <text:p>3</text:p>
          </table:table-cell>
          <table:table-cell table:formula="of:=RANK(INDIRECT(ADDRESS(34;4;4));INDIRECT(ADDRESS(34;2;4)):INDIRECT(ADDRESS(34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5;2;4));INDIRECT(ADDRESS(35;2;4)):INDIRECT(ADDRESS(35;4;4));1)" office:value-type="float" office:value="2">
            <text:p>2</text:p>
          </table:table-cell>
          <table:table-cell table:formula="of:=RANK(INDIRECT(ADDRESS(35;3;4));INDIRECT(ADDRESS(35;2;4)):INDIRECT(ADDRESS(35;4;4));1)" office:value-type="float" office:value="3">
            <text:p>3</text:p>
          </table:table-cell>
          <table:table-cell table:formula="of:=RANK(INDIRECT(ADDRESS(35;4;4));INDIRECT(ADDRESS(35;2;4)):INDIRECT(ADDRESS(35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6;2;4));INDIRECT(ADDRESS(36;2;4)):INDIRECT(ADDRESS(36;4;4));1)" office:value-type="float" office:value="2">
            <text:p>2</text:p>
          </table:table-cell>
          <table:table-cell table:formula="of:=RANK(INDIRECT(ADDRESS(36;3;4));INDIRECT(ADDRESS(36;2;4)):INDIRECT(ADDRESS(36;4;4));1)" office:value-type="float" office:value="3">
            <text:p>3</text:p>
          </table:table-cell>
          <table:table-cell table:formula="of:=RANK(INDIRECT(ADDRESS(36;4;4));INDIRECT(ADDRESS(36;2;4)):INDIRECT(ADDRESS(36;4;4));1)" office:value-type="float" office:value="1">
            <text:p>1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38;2;4)):INDIRECT(ADDRESS(54;2;4)))" office:value-type="float" office:value="1.58823529411765">
            <text:p>1.5882352941</text:p>
          </table:table-cell>
          <table:table-cell table:formula="of:=AVERAGE(INDIRECT(ADDRESS(38;3;4)):INDIRECT(ADDRESS(54;3;4)))" office:value-type="float" office:value="2.88235294117647">
            <text:p>2.8823529412</text:p>
          </table:table-cell>
          <table:table-cell table:formula="of:=AVERAGE(INDIRECT(ADDRESS(38;4;4)):INDIRECT(ADDRESS(54;4;4)))" office:value-type="float" office:value="1.52941176470588">
            <text:p>1.5294117647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55;2;4));INDIRECT(ADDRESS(55;2;4)):INDIRECT(ADDRESS(55;4;4));1)" office:value-type="float" office:value="2">
            <text:p>2</text:p>
          </table:table-cell>
          <table:table-cell table:formula="of:=RANK(INDIRECT(ADDRESS(55;3;4));INDIRECT(ADDRESS(55;2;4)):INDIRECT(ADDRESS(55;4;4));1)" office:value-type="float" office:value="3">
            <text:p>3</text:p>
          </table:table-cell>
          <table:table-cell table:formula="of:=RANK(INDIRECT(ADDRESS(55;4;4));INDIRECT(ADDRESS(55;2;4)):INDIRECT(ADDRESS(55;4;4));1)" office:value-type="float" office:value="1">
            <text:p>1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3" office:value-type="float" office:value="0.053231257477669">
            <text:p>0.0532312575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55;2;4)):INDIRECT(ADDRESS(55;4;4)))+INDIRECT(ADDRESS(57;2;4))" office:value-type="float" office:value="1.58264302218355">
            <text:p>1.5826430222</text:p>
          </table:table-cell>
          <table:table-cell table:formula="of:=MIN(INDIRECT(ADDRESS(55;2;4)):INDIRECT(ADDRESS(55;4;4)))+INDIRECT(ADDRESS(57;3;4))" office:value-type="float" office:value="1.58264302218355">
            <text:p>1.5826430222</text:p>
          </table:table-cell>
          <table:table-cell table:formula="of:=MIN(INDIRECT(ADDRESS(55;2;4)):INDIRECT(ADDRESS(55;4;4)))+INDIRECT(ADDRESS(57;4;4))" office:value-type="float" office:value="1.58264302218355">
            <text:p>1.5826430222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58;2;4))&gt;INDIRECT(ADDRESS(55;2;4));1;0)" office:value-type="float" office:value="0">
            <text:p>0</text:p>
          </table:table-cell>
          <table:table-cell table:formula="of:=IF(INDIRECT(ADDRESS(58;3;4))&gt;INDIRECT(ADDRESS(55;3;4));1;0)" office:value-type="float" office:value="0">
            <text:p>0</text:p>
          </table:table-cell>
          <table:table-cell table:formula="of:=IF(INDIRECT(ADDRESS(58;4;4))&gt;INDIRECT(ADDRESS(55;4;4));1;0)" office:value-type="float" office:value="1">
            <text:p>1</text:p>
          </table:table-cell>
        </table:table-row>
      </table:table>
      <table:table table:name="Global" table:style-name="ta1" table:print="false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2" table:default-cell-style-name="ce4"/>
        <table:table-column table:style-name="co14" table:default-cell-style-name="ce6"/>
        <table:table-column table:style-name="co15" table:default-cell-style-name="ce3"/>
        <table:table-column table:style-name="co16" table:default-cell-style-name="ce2"/>
        <table:table-column table:style-name="co7" table:default-cell-style-name="Default"/>
        <table:table-row table:style-name="ro2">
          <table:table-cell office:value-type="string" table:number-columns-spanned="4" table:number-rows-spanned="1">
            <text:p>Function</text:p>
          </table:table-cell>
          <table:covered-table-cell table:number-columns-repeated="3" table:style-name="ce2"/>
          <table:table-cell table:style-name="ce1" table:formula="of:=[Error.B1]" office:value-type="string" office:string-value="Cheb Adapt" table:number-columns-spanned="2" table:number-rows-spanned="1">
            <text:p>Cheb Adapt</text:p>
          </table:table-cell>
          <table:covered-table-cell table:style-name="ce1"/>
          <table:table-cell table:style-name="ce1" table:formula="of:=[Error.C1]" office:value-type="string" office:string-value="Cheb64 Adaptive" table:number-columns-spanned="2" table:number-rows-spanned="1">
            <text:p>Cheb64 Adaptive</text:p>
          </table:table-cell>
          <table:covered-table-cell table:style-name="ce1"/>
          <table:table-cell table:style-name="ce1" table:formula="of:=[Error.D1]" office:value-type="string" office:string-value="DynLin" table:number-columns-spanned="2" table:number-rows-spanned="1">
            <text:p>DynLin</text:p>
          </table:table-cell>
          <table:covered-table-cell table:style-name="ce1"/>
          <table:table-cell/>
        </table:table-row>
        <table:table-row table:style-name="ro2">
          <table:table-cell table:style-name="ce2" table:number-columns-repeated="4"/>
          <table:table-cell table:style-name="ce1" office:value-type="string">
            <text:p>Err</text:p>
          </table:table-cell>
          <table:table-cell table:style-name="ce1" office:value-type="string">
            <text:p>Evals</text:p>
          </table:table-cell>
          <table:table-cell table:style-name="ce1" table:formula="of:=[.E2]" office:value-type="string" office:string-value="Err">
            <text:p>Err</text:p>
          </table:table-cell>
          <table:table-cell table:style-name="ce1" table:formula="of:=[.F2]" office:value-type="string" office:string-value="Evals">
            <text:p>Evals</text:p>
          </table:table-cell>
          <table:table-cell table:style-name="ce1" table:formula="of:=[.G2]" office:value-type="string" office:string-value="Err">
            <text:p>Err</text:p>
          </table:table-cell>
          <table:table-cell table:style-name="ce1" table:formula="of:=[.H2]" office:value-type="string" office:string-value="Evals">
            <text:p>Evals</text:p>
          </table:table-cell>
          <table:table-cell/>
        </table:table-row>
        <table:table-row table:style-name="ro2">
          <table:table-cell table:formula="of:=[Error.A2]" office:value-type="string" office:string-value="Step" table:number-columns-spanned="4" table:number-rows-spanned="1">
            <text:p>Step</text:p>
          </table:table-cell>
          <table:covered-table-cell table:number-columns-repeated="3"/>
          <table:table-cell table:style-name="ce3" table:formula="of:=[Error.B20]" office:value-type="float" office:value="-0.000151491652049624">
            <text:p>0.00</text:p>
          </table:table-cell>
          <table:table-cell table:style-name="ce6" table:formula="of:=[Evals.B2]" office:value-type="float" office:value="4097">
            <text:p>4097</text:p>
          </table:table-cell>
          <table:table-cell table:formula="of:=[Error.C2]" office:value-type="float" office:value="-15.653559774527">
            <text:p>-15.65</text:p>
          </table:table-cell>
          <table:table-cell table:formula="of:=[Evals.C2]" office:value-type="float" office:value="6175">
            <text:p>6175</text:p>
          </table:table-cell>
          <table:table-cell table:formula="of:=[Error.D2]" office:value-type="float" office:value="-0.133113713050985">
            <text:p>-0.13</text:p>
          </table:table-cell>
          <table:table-cell table:style-name="ce7" table:formula="of:=[Evals.D2]" office:value-type="float" office:value="1000">
            <text:p>1000</text:p>
          </table:table-cell>
          <table:table-cell/>
        </table:table-row>
        <table:table-row table:style-name="ro2">
          <table:table-cell table:formula="of:=[Error.A3]" office:value-type="string" office:string-value="Abs" table:number-columns-spanned="4" table:number-rows-spanned="1">
            <text:p>Abs</text:p>
          </table:table-cell>
          <table:covered-table-cell table:number-columns-repeated="3"/>
          <table:table-cell table:style-name="ce3" table:formula="of:=[Error.B21]" office:value-type="float" office:value="-3.83644358807576">
            <text:p>-3.84</text:p>
          </table:table-cell>
          <table:table-cell table:style-name="ce6" table:formula="of:=[Evals.B3]" office:value-type="float" office:value="4097">
            <text:p>4097</text:p>
          </table:table-cell>
          <table:table-cell table:formula="of:=[Error.C3]" office:value-type="float" office:value="-15.653559774527">
            <text:p>-15.65</text:p>
          </table:table-cell>
          <table:table-cell table:formula="of:=[Evals.C3]" office:value-type="float" office:value="1105">
            <text:p>1105</text:p>
          </table:table-cell>
          <table:table-cell table:formula="of:=[Error.D3]" office:value-type="float" office:value="-2.95891556075012">
            <text:p>-2.96</text:p>
          </table:table-cell>
          <table:table-cell table:style-name="ce7" table:formula="of:=[Evals.D3]" office:value-type="float" office:value="1000">
            <text:p>1000</text:p>
          </table:table-cell>
          <table:table-cell/>
        </table:table-row>
        <table:table-row table:style-name="ro2">
          <table:table-cell table:formula="of:=[Error.A4]" office:value-type="string" office:string-value="Lin" table:number-columns-spanned="4" table:number-rows-spanned="1">
            <text:p>Lin</text:p>
          </table:table-cell>
          <table:covered-table-cell table:number-columns-repeated="3"/>
          <table:table-cell table:style-name="ce4" table:formula="of:=[Error.B22]" office:value-type="float" office:value="-15.653559774527">
            <text:p>-15.65</text:p>
          </table:table-cell>
          <table:table-cell table:style-name="ce7" table:formula="of:=[Evals.B4]" office:value-type="float" office:value="17">
            <text:p>17</text:p>
          </table:table-cell>
          <table:table-cell table:formula="of:=[Error.C4]" office:value-type="float" office:value="-15.653559774527">
            <text:p>-15.65</text:p>
          </table:table-cell>
          <table:table-cell table:formula="of:=[Evals.C4]" office:value-type="float" office:value="1105">
            <text:p>1105</text:p>
          </table:table-cell>
          <table:table-cell table:style-name="ce4" table:formula="of:=[Error.D4]" office:value-type="float" office:value="-15.653559774527">
            <text:p>-15.65</text:p>
          </table:table-cell>
          <table:table-cell table:style-name="ce6" table:formula="of:=[Evals.D4]" office:value-type="float" office:value="1000">
            <text:p>1000</text:p>
          </table:table-cell>
          <table:table-cell/>
        </table:table-row>
        <table:table-row table:style-name="ro2">
          <table:table-cell table:formula="of:=[Error.A5]" office:value-type="string" office:string-value="Square" table:number-columns-spanned="4" table:number-rows-spanned="1">
            <text:p>Square</text:p>
          </table:table-cell>
          <table:covered-table-cell table:number-columns-repeated="3"/>
          <table:table-cell table:style-name="ce4" table:formula="of:=[Error.B23]" office:value-type="float" office:value="-15.653559774527">
            <text:p>-15.65</text:p>
          </table:table-cell>
          <table:table-cell table:style-name="ce7" table:formula="of:=[Evals.B5]" office:value-type="float" office:value="17">
            <text:p>17</text:p>
          </table:table-cell>
          <table:table-cell table:formula="of:=[Error.C5]" office:value-type="float" office:value="-15.653559774527">
            <text:p>-15.65</text:p>
          </table:table-cell>
          <table:table-cell table:formula="of:=[Evals.C5]" office:value-type="float" office:value="1105">
            <text:p>1105</text:p>
          </table:table-cell>
          <table:table-cell table:formula="of:=[Error.D5]" office:value-type="float" office:value="-4.21660437263098">
            <text:p>-4.22</text:p>
          </table:table-cell>
          <table:table-cell table:style-name="ce6" table:formula="of:=[Evals.D5]" office:value-type="float" office:value="1000">
            <text:p>1000</text:p>
          </table:table-cell>
          <table:table-cell/>
        </table:table-row>
        <table:table-row table:style-name="ro2">
          <table:table-cell table:formula="of:=[Error.A6]" office:value-type="string" office:string-value="Cube" table:number-columns-spanned="4" table:number-rows-spanned="1">
            <text:p>Cube</text:p>
          </table:table-cell>
          <table:covered-table-cell table:number-columns-repeated="3"/>
          <table:table-cell table:style-name="ce4" table:formula="of:=[Error.B24]" office:value-type="float" office:value="-15.653559774527">
            <text:p>-15.65</text:p>
          </table:table-cell>
          <table:table-cell table:style-name="ce7" table:formula="of:=[Evals.B6]" office:value-type="float" office:value="17">
            <text:p>17</text:p>
          </table:table-cell>
          <table:table-cell table:formula="of:=[Error.C6]" office:value-type="float" office:value="-15.653559774527">
            <text:p>-15.65</text:p>
          </table:table-cell>
          <table:table-cell table:formula="of:=[Evals.C6]" office:value-type="float" office:value="1105">
            <text:p>1105</text:p>
          </table:table-cell>
          <table:table-cell table:formula="of:=[Error.D6]" office:value-type="float" office:value="-4.10796216263601">
            <text:p>-4.11</text:p>
          </table:table-cell>
          <table:table-cell table:style-name="ce6" table:formula="of:=[Evals.D6]" office:value-type="float" office:value="1000">
            <text:p>1000</text:p>
          </table:table-cell>
          <table:table-cell/>
        </table:table-row>
        <table:table-row table:style-name="ro2">
          <table:table-cell table:formula="of:=[Error.A7]" office:value-type="string" office:string-value="Quad" table:number-columns-spanned="4" table:number-rows-spanned="1">
            <text:p>Quad</text:p>
          </table:table-cell>
          <table:covered-table-cell table:number-columns-repeated="3"/>
          <table:table-cell table:style-name="ce4" table:formula="of:=[Error.B25]" office:value-type="float" office:value="-15.653559774527">
            <text:p>-15.65</text:p>
          </table:table-cell>
          <table:table-cell table:style-name="ce7" table:formula="of:=[Evals.B7]" office:value-type="float" office:value="17">
            <text:p>17</text:p>
          </table:table-cell>
          <table:table-cell table:formula="of:=[Error.C7]" office:value-type="float" office:value="-15.653559774527">
            <text:p>-15.65</text:p>
          </table:table-cell>
          <table:table-cell table:formula="of:=[Evals.C7]" office:value-type="float" office:value="1105">
            <text:p>1105</text:p>
          </table:table-cell>
          <table:table-cell table:formula="of:=[Error.D7]" office:value-type="float" office:value="-3.73614949448556">
            <text:p>-3.74</text:p>
          </table:table-cell>
          <table:table-cell table:style-name="ce6" table:formula="of:=[Evals.D7]" office:value-type="float" office:value="1000">
            <text:p>1000</text:p>
          </table:table-cell>
          <table:table-cell/>
        </table:table-row>
        <table:table-row table:style-name="ro2">
          <table:table-cell table:formula="of:=[Error.A8]" office:value-type="string" office:string-value="Exp" table:number-columns-spanned="4" table:number-rows-spanned="1">
            <text:p>Exp</text:p>
          </table:table-cell>
          <table:covered-table-cell table:number-columns-repeated="3"/>
          <table:table-cell table:style-name="ce3" table:formula="of:=[Error.B26]" office:value-type="float" office:value="-14.7718068895689">
            <text:p>-14.77</text:p>
          </table:table-cell>
          <table:table-cell table:style-name="ce7" table:formula="of:=[Evals.B8]" office:value-type="float" office:value="17">
            <text:p>17</text:p>
          </table:table-cell>
          <table:table-cell table:formula="of:=[Error.C8]" office:value-type="float" office:value="-15.1674182297001">
            <text:p>-15.17</text:p>
          </table:table-cell>
          <table:table-cell table:formula="of:=[Evals.C8]" office:value-type="float" office:value="1105">
            <text:p>1105</text:p>
          </table:table-cell>
          <table:table-cell table:formula="of:=[Error.D8]" office:value-type="float" office:value="-4.52120850065241">
            <text:p>-4.52</text:p>
          </table:table-cell>
          <table:table-cell table:style-name="ce6" table:formula="of:=[Evals.D8]" office:value-type="float" office:value="1000">
            <text:p>1000</text:p>
          </table:table-cell>
          <table:table-cell/>
        </table:table-row>
        <table:table-row table:style-name="ro2">
          <table:table-cell table:formula="of:=[Error.A9]" office:value-type="string" office:string-value="SqrtAbs" table:number-columns-spanned="4" table:number-rows-spanned="1">
            <text:p>SqrtAbs</text:p>
          </table:table-cell>
          <table:covered-table-cell table:number-columns-repeated="3"/>
          <table:table-cell table:style-name="ce3" table:formula="of:=[Error.B27]" office:value-type="float" office:value="-1.93873937009047">
            <text:p>-1.94</text:p>
          </table:table-cell>
          <table:table-cell table:style-name="ce6" table:formula="of:=[Evals.B9]" office:value-type="float" office:value="4097">
            <text:p>4097</text:p>
          </table:table-cell>
          <table:table-cell table:formula="of:=[Error.C9]" office:value-type="float" office:value="-14.5916144302593">
            <text:p>-14.59</text:p>
          </table:table-cell>
          <table:table-cell table:formula="of:=[Evals.C9]" office:value-type="float" office:value="12155">
            <text:p>12155</text:p>
          </table:table-cell>
          <table:table-cell table:formula="of:=[Error.D9]" office:value-type="float" office:value="-1.86104758714538">
            <text:p>-1.86</text:p>
          </table:table-cell>
          <table:table-cell table:style-name="ce7" table:formula="of:=[Evals.D9]" office:value-type="float" office:value="1000">
            <text:p>1000</text:p>
          </table:table-cell>
          <table:table-cell/>
        </table:table-row>
        <table:table-row table:style-name="ro2">
          <table:table-cell table:formula="of:=[Error.A10]" office:value-type="string" office:string-value="Runge" table:number-columns-spanned="4" table:number-rows-spanned="1">
            <text:p>Runge</text:p>
          </table:table-cell>
          <table:covered-table-cell table:number-columns-repeated="3"/>
          <table:table-cell table:style-name="ce3" table:formula="of:=[Error.B28]" office:value-type="float" office:value="-13.3953554739242">
            <text:p>-13.40</text:p>
          </table:table-cell>
          <table:table-cell table:style-name="ce6" table:formula="of:=[Evals.B10]" office:value-type="float" office:value="1025">
            <text:p>1025</text:p>
          </table:table-cell>
          <table:table-cell table:formula="of:=[Error.C10]" office:value-type="float" office:value="-14.4362107971891">
            <text:p>-14.44</text:p>
          </table:table-cell>
          <table:table-cell table:formula="of:=[Evals.C10]" office:value-type="float" office:value="1105">
            <text:p>1105</text:p>
          </table:table-cell>
          <table:table-cell table:formula="of:=[Error.D10]" office:value-type="float" office:value="-2.47377730887211">
            <text:p>-2.47</text:p>
          </table:table-cell>
          <table:table-cell table:style-name="ce7" table:formula="of:=[Evals.D10]" office:value-type="float" office:value="1000">
            <text:p>1000</text:p>
          </table:table-cell>
          <table:table-cell/>
        </table:table-row>
        <table:table-row table:style-name="ro2">
          <table:table-cell table:formula="of:=[Error.A11]" office:value-type="string" office:string-value="Log" table:number-columns-spanned="4" table:number-rows-spanned="1">
            <text:p>Log</text:p>
          </table:table-cell>
          <table:covered-table-cell table:number-columns-repeated="3"/>
          <table:table-cell table:style-name="ce3" table:formula="of:=[Error.B29]" office:value-type="float" office:value="-15.3009768872979">
            <text:p>-15.30</text:p>
          </table:table-cell>
          <table:table-cell table:style-name="ce7" table:formula="of:=[Evals.B11]" office:value-type="float" office:value="33">
            <text:p>33</text:p>
          </table:table-cell>
          <table:table-cell table:style-name="ce3" table:formula="of:=[Error.C11]" office:value-type="float" office:value="-14.6820298025983">
            <text:p>-14.68</text:p>
          </table:table-cell>
          <table:table-cell table:formula="of:=[Evals.C11]" office:value-type="float" office:value="1105">
            <text:p>1105</text:p>
          </table:table-cell>
          <table:table-cell table:formula="of:=[Error.D11]" office:value-type="float" office:value="-5.3740098006637">
            <text:p>-5.37</text:p>
          </table:table-cell>
          <table:table-cell table:style-name="ce6" table:formula="of:=[Evals.D11]" office:value-type="float" office:value="1000">
            <text:p>1000</text:p>
          </table:table-cell>
          <table:table-cell/>
        </table:table-row>
        <table:table-row table:style-name="ro2">
          <table:table-cell table:formula="of:=[Error.A12]" office:value-type="string" office:string-value="XSinXM1" table:number-columns-spanned="4" table:number-rows-spanned="1">
            <text:p>XSinXM1</text:p>
          </table:table-cell>
          <table:covered-table-cell table:number-columns-repeated="3"/>
          <table:table-cell table:style-name="ce3" table:formula="of:=[Error.B30]" office:value-type="float" office:value="-1.5982516691295">
            <text:p>-1.60</text:p>
          </table:table-cell>
          <table:table-cell table:style-name="ce6" table:formula="of:=[Evals.B12]" office:value-type="float" office:value="4097">
            <text:p>4097</text:p>
          </table:table-cell>
          <table:table-cell table:formula="of:=[Error.C12]" office:value-type="float" office:value="-5.31949119708761">
            <text:p>-5.32</text:p>
          </table:table-cell>
          <table:table-cell table:formula="of:=[Evals.C12]" office:value-type="float" office:value="1015625">
            <text:p>1015625</text:p>
          </table:table-cell>
          <table:table-cell table:formula="of:=[Error.D12]" office:value-type="float" office:value="-1.22991708195867">
            <text:p>-1.23</text:p>
          </table:table-cell>
          <table:table-cell table:style-name="ce7" table:formula="of:=[Evals.D12]" office:value-type="float" office:value="1000">
            <text:p>1000</text:p>
          </table:table-cell>
          <table:table-cell/>
        </table:table-row>
        <table:table-row table:style-name="ro2">
          <table:table-cell table:formula="of:=[Error.A13]" office:value-type="string" office:string-value="Sin" table:number-columns-spanned="4" table:number-rows-spanned="1">
            <text:p>Sin</text:p>
          </table:table-cell>
          <table:covered-table-cell table:number-columns-repeated="3"/>
          <table:table-cell table:style-name="ce4" table:formula="of:=[Error.B31]" office:value-type="float" office:value="-15.653559774527">
            <text:p>-15.65</text:p>
          </table:table-cell>
          <table:table-cell table:style-name="ce7" table:formula="of:=[Evals.B13]" office:value-type="float" office:value="17">
            <text:p>17</text:p>
          </table:table-cell>
          <table:table-cell table:style-name="ce3" table:formula="of:=[Error.C13]" office:value-type="float" office:value="-14.8674371847305">
            <text:p>-14.87</text:p>
          </table:table-cell>
          <table:table-cell table:formula="of:=[Evals.C13]" office:value-type="float" office:value="1105">
            <text:p>1105</text:p>
          </table:table-cell>
          <table:table-cell table:formula="of:=[Error.D13]" office:value-type="float" office:value="-4.74160195629337">
            <text:p>-4.74</text:p>
          </table:table-cell>
          <table:table-cell table:style-name="ce6" table:formula="of:=[Evals.D13]" office:value-type="float" office:value="1000">
            <text:p>1000</text:p>
          </table:table-cell>
          <table:table-cell/>
        </table:table-row>
        <table:table-row table:style-name="ro2">
          <table:table-cell table:formula="of:=[Error.A14]" office:value-type="string" office:string-value="AbsIntegral" table:number-columns-spanned="4" table:number-rows-spanned="1">
            <text:p>AbsIntegral</text:p>
          </table:table-cell>
          <table:covered-table-cell table:number-columns-repeated="3"/>
          <table:table-cell table:style-name="ce3" table:formula="of:=[Error.B32]" office:value-type="float" office:value="-7.64888900278787">
            <text:p>-7.65</text:p>
          </table:table-cell>
          <table:table-cell table:style-name="ce6" table:formula="of:=[Evals.B14]" office:value-type="float" office:value="4097">
            <text:p>4097</text:p>
          </table:table-cell>
          <table:table-cell table:formula="of:=[Error.C14]" office:value-type="float" office:value="-15.653559774527">
            <text:p>-15.65</text:p>
          </table:table-cell>
          <table:table-cell table:formula="of:=[Evals.C14]" office:value-type="float" office:value="1105">
            <text:p>1105</text:p>
          </table:table-cell>
          <table:table-cell table:formula="of:=[Error.D14]" office:value-type="float" office:value="-4.60100543041794">
            <text:p>-4.60</text:p>
          </table:table-cell>
          <table:table-cell table:style-name="ce7" table:formula="of:=[Evals.D14]" office:value-type="float" office:value="1000">
            <text:p>1000</text:p>
          </table:table-cell>
          <table:table-cell/>
        </table:table-row>
        <table:table-row table:style-name="ro2">
          <table:table-cell table:formula="of:=[Error.A15]" office:value-type="string" office:string-value="Tanh" table:number-columns-spanned="4" table:number-rows-spanned="1">
            <text:p>Tanh</text:p>
          </table:table-cell>
          <table:covered-table-cell table:number-columns-repeated="3"/>
          <table:table-cell table:style-name="ce3" table:formula="of:=[Error.B33]" office:value-type="float" office:value="-14.9957651504252">
            <text:p>-15.00</text:p>
          </table:table-cell>
          <table:table-cell table:style-name="ce7" table:formula="of:=[Evals.B15]" office:value-type="float" office:value="33">
            <text:p>33</text:p>
          </table:table-cell>
          <table:table-cell table:formula="of:=[Error.C15]" office:value-type="float" office:value="-15.1531555758335">
            <text:p>-15.15</text:p>
          </table:table-cell>
          <table:table-cell table:formula="of:=[Evals.C15]" office:value-type="float" office:value="1105">
            <text:p>1105</text:p>
          </table:table-cell>
          <table:table-cell table:formula="of:=[Error.D15]" office:value-type="float" office:value="-4.84162322194075">
            <text:p>-4.84</text:p>
          </table:table-cell>
          <table:table-cell table:style-name="ce6" table:formula="of:=[Evals.D15]" office:value-type="float" office:value="1000">
            <text:p>1000</text:p>
          </table:table-cell>
          <table:table-cell/>
        </table:table-row>
        <table:table-row table:style-name="ro2">
          <table:table-cell table:formula="of:=[Error.A16]" office:value-type="string" office:string-value="NormalPDF" table:number-columns-spanned="4" table:number-rows-spanned="1">
            <text:p>NormalPDF</text:p>
          </table:table-cell>
          <table:covered-table-cell table:number-columns-repeated="3"/>
          <table:table-cell table:style-name="ce3" table:formula="of:=[Error.B34]" office:value-type="float" office:value="-14.829860491214">
            <text:p>-14.83</text:p>
          </table:table-cell>
          <table:table-cell table:style-name="ce7" table:formula="of:=[Evals.B16]" office:value-type="float" office:value="129">
            <text:p>129</text:p>
          </table:table-cell>
          <table:table-cell table:style-name="ce3" table:formula="of:=[Error.C16]" office:value-type="float" office:value="-14.7638546654591">
            <text:p>-14.76</text:p>
          </table:table-cell>
          <table:table-cell table:formula="of:=[Evals.C16]" office:value-type="float" office:value="1105">
            <text:p>1105</text:p>
          </table:table-cell>
          <table:table-cell table:formula="of:=[Error.D16]" office:value-type="float" office:value="-3.1936173315484">
            <text:p>-3.19</text:p>
          </table:table-cell>
          <table:table-cell table:style-name="ce6" table:formula="of:=[Evals.D16]" office:value-type="float" office:value="1000">
            <text:p>1000</text:p>
          </table:table-cell>
          <table:table-cell/>
        </table:table-row>
        <table:table-row table:style-name="ro2">
          <table:table-cell table:formula="of:=[Error.A17]" office:value-type="string" office:string-value="DeltaPDF" table:number-columns-spanned="4" table:number-rows-spanned="1">
            <text:p>DeltaPDF</text:p>
          </table:table-cell>
          <table:covered-table-cell table:number-columns-repeated="3"/>
          <table:table-cell table:style-name="ce3" table:formula="of:=[Error.B35]" office:value-type="float" office:value="-2.5354564684296">
            <text:p>-2.54</text:p>
          </table:table-cell>
          <table:table-cell table:style-name="ce6" table:formula="of:=[Evals.B17]" office:value-type="float" office:value="4097">
            <text:p>4097</text:p>
          </table:table-cell>
          <table:table-cell table:formula="of:=[Error.C17]" office:value-type="float" office:value="-15.653559774527">
            <text:p>-15.65</text:p>
          </table:table-cell>
          <table:table-cell table:formula="of:=[Evals.C17]" office:value-type="float" office:value="10595">
            <text:p>10595</text:p>
          </table:table-cell>
          <table:table-cell table:formula="of:=[Error.D17]" office:value-type="float" office:value="-1.33005057533188">
            <text:p>-1.33</text:p>
          </table:table-cell>
          <table:table-cell table:style-name="ce7" table:formula="of:=[Evals.D17]" office:value-type="float" office:value="1000">
            <text:p>1000</text:p>
          </table:table-cell>
          <table:table-cell/>
        </table:table-row>
        <table:table-row table:style-name="ro2">
          <table:table-cell table:formula="of:=[Error.A18]" office:value-type="string" office:string-value="F575" table:number-columns-spanned="4" table:number-rows-spanned="1">
            <text:p>F575</text:p>
          </table:table-cell>
          <table:covered-table-cell table:number-columns-repeated="3"/>
          <table:table-cell table:style-name="ce3" table:formula="of:=[Error.B36]" office:value-type="float" office:value="0.82744953021285">
            <text:p>0.83</text:p>
          </table:table-cell>
          <table:table-cell table:style-name="ce6" table:formula="of:=[Evals.B18]" office:value-type="float" office:value="4097">
            <text:p>4097</text:p>
          </table:table-cell>
          <table:table-cell table:formula="of:=[Error.C18]" office:value-type="float" office:value="-14.6705676808818">
            <text:p>-14.67</text:p>
          </table:table-cell>
          <table:table-cell table:formula="of:=[Evals.C18]" office:value-type="float" office:value="6825">
            <text:p>6825</text:p>
          </table:table-cell>
          <table:table-cell office:value-type="float" office:value="-0">
            <text:p>0.00</text:p>
          </table:table-cell>
          <table:table-cell table:style-name="ce7" table:formula="of:=[Evals.D18]" office:value-type="float" office:value="1000">
            <text:p>1000</text:p>
          </table:table-cell>
          <table:table-cell/>
        </table:table-row>
        <table:table-row table:style-name="ro2">
          <table:table-cell office:value-type="string" table:number-columns-spanned="4" table:number-rows-spanned="1">
            <text:p>Average Ranks</text:p>
          </table:table-cell>
          <table:covered-table-cell table:number-columns-repeated="3"/>
          <table:table-cell table:style-name="ce5" table:formula="of:=[Error.B55]" office:value-type="float" office:value="1.70588235294118">
            <text:p>1.7</text:p>
          </table:table-cell>
          <table:table-cell table:style-name="ce5" table:formula="of:=[Evals.B55]" office:value-type="float" office:value="1.58823529411765">
            <text:p>1.6</text:p>
          </table:table-cell>
          <table:table-cell table:style-name="ce8" table:formula="of:=[Error.C55]" office:value-type="float" office:value="1.17647058823529">
            <text:p>1.2</text:p>
          </table:table-cell>
          <table:table-cell table:style-name="ce5" table:formula="of:=[Evals.C55]" office:value-type="float" office:value="2.88235294117647">
            <text:p>2.9</text:p>
          </table:table-cell>
          <table:table-cell table:style-name="ce5" table:formula="of:=[Error.D55]" office:value-type="float" office:value="2.76470588235294">
            <text:p>2.8</text:p>
          </table:table-cell>
          <table:table-cell table:style-name="ce8" table:formula="of:=[Evals.D55]" office:value-type="float" office:value="1.52941176470588">
            <text:p>1.5</text:p>
          </table:table-cell>
          <table:table-cell office:value-type="string">
            <text:p>next time use seed 1 generator</text:p>
          </table:table-cell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 table:style-name="ce2"/>
          <table:table-cell table:style-name="Default" table:number-columns-spanned="2" table:number-rows-spanned="1"/>
          <table:covered-table-cell table:style-name="Default"/>
          <table:table-cell/>
        </table:table-row>
        <table:table-row table:style-name="ro2" table:number-rows-repeated="4">
          <table:table-cell table:style-name="Default" table:number-columns-repeated="4"/>
          <table:table-cell table:number-columns-repeated="2"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number-columns-spanned="2" table:number-rows-spanned="1"/>
          <table:covered-table-cell/>
          <table:table-cell table:style-name="Default" table:number-columns-spanned="2" table:number-rows-spanned="1"/>
          <table:covered-table-cell table:style-name="Default"/>
          <table:table-cell table:style-name="ce2"/>
          <table:table-cell table:number-columns-repeated="2"/>
        </table:table-row>
        <table:table-row table:style-name="ro2" table:number-rows-repeated="8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2"/>
          <table:table-cell table:number-columns-repeated="2"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6/05/2020</text:date>, <text:time>15:3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5T15:39:02.86</dc:date>
    <meta:generator>OpenOffice/4.1.2$Win32 OpenOffice.org_project/412m3$Build-9782</meta:generator>
    <meta:editing-duration>P1DT6H55M39S</meta:editing-duration>
    <meta:editing-cycles>41</meta:editing-cycles>
    <meta:document-statistic meta:table-count="3" meta:cell-count="523" meta:object-count="0"/>
  </office:meta>
</office:document-meta>
</file>